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T1" style:family="text">
      <style:text-properties officeooo:rsid="00246ebd"/>
    </style:style>
    <style:style style:name="T2" style:family="text">
      <style:text-properties officeooo:rsid="002538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nteilung:</text:p>
      <text:p text:style-name="Standard"/>
      <text:h text:style-name="Heading_20_3" text:outline-level="3">Ahmet</text:h>
      <text:list xml:id="list40529289" text:style-name="L1">
        <text:list-item>
          <text:p>Sortier- und Filter-Möglichkeit</text:p>
          <text:list>
            <text:list-item>
              <text:p>Sortieren einer Collection</text:p>
            </text:list-item>
            <text:list-item>
              <text:p>Filtern einer Collection</text:p>
            </text:list-item>
          </text:list>
        </text:list-item>
        <text:list-item>
          <text:p>Verteilung von Aufgaben an die Eltern</text:p>
          <text:list>
            <text:list-item>
              <text:p>Erstellung von Tasks</text:p>
            </text:list-item>
            <text:list-item>
              <text:p>Zuweisung von Tasks</text:p>
            </text:list-item>
            <text:list-item>
              <text:p>Ausgabe von Tasks</text:p>
            </text:list-item>
          </text:list>
        </text:list-item>
        <text:list-item>
          <text:p>Kalender</text:p>
          <text:list>
            <text:list-item>
              <text:p>Ferienzeit und Feiertage</text:p>
            </text:list-item>
            <text:list-item>
              <text:p>Überbelegung/Maximal Belegung</text:p>
            </text:list-item>
          </text:list>
        </text:list-item>
      </text:list>
      <text:p text:style-name="Standard"/>
      <text:h text:style-name="Heading_20_3" text:outline-level="3">Stefan</text:h>
      <text:list xml:id="list40532857" text:style-name="L2">
        <text:list-item>
          <text:p>Anmeldung</text:p>
          <text:list>
            <text:list-item>
              <text:p>Anmeldung von Kind</text:p>
            </text:list-item>
            <text:list-item>
              <text:p>Anmeldung von Eltern (Account)</text:p>
            </text:list-item>
          </text:list>
        </text:list-item>
        <text:list-item>
          <text:p>Abmeldung</text:p>
          <text:list>
            <text:list-item>
              <text:p>Überschreitung Abemeldedatum</text:p>
            </text:list-item>
            <text:list-item>
              <text:p>Handhabung von Inaktiven Benutzern (gegen ende hin)</text:p>
            </text:list-item>
          </text:list>
        </text:list-item>
        <text:list-item>
          <text:p>Kinder-Stammblatt</text:p>
          <text:list>
            <text:list-item>
              <text:p>Anzeigen von Daten</text:p>
            </text:list-item>
            <text:list-item>
              <text:p>Bearbeiten von Daten</text:p>
            </text:list-item>
          </text:list>
        </text:list-item>
        <text:list-item>
          <text:p>Kontaktliste</text:p>
          <text:list>
            <text:list-item>
              <text:p>Anzeigen von Daten</text:p>
            </text:list-item>
            <text:list-item>
              <text:p>Aufbereitung für PDF-Export</text:p>
            </text:list-item>
          </text:list>
        </text:list-item>
        <text:list-item>
          <text:p>Anlegen von Entitäten</text:p>
          <text:list>
            <text:list-item>
              <text:p>Kind</text:p>
            </text:list-item>
            <text:list-item>
              <text:p>Eltern</text:p>
            </text:list-item>
            <text:list-item>
              <text:p>Employee</text:p>
            </text:list-item>
            <text:list-item>
              <text:p>Task</text:p>
            </text:list-item>
            <text:list-item>
              <text:p>Day</text:p>
            </text:list-item>
            <text:list-item>
              <text:p>User (Admin)</text:p>
            </text:list-item>
          </text:list>
        </text:list-item>
      </text:list>
      <text:h text:style-name="Heading_20_3" text:outline-level="3">Daniel</text:h>
      <text:list xml:id="list40560792" text:style-name="L3">
        <text:list-item>
          <text:p>E-Mail-Service</text:p>
          <text:list>
            <text:list-item>
              <text:p>Aufbereitung der Nachricht</text:p>
            </text:list-item>
            <text:list-item>
              <text:p>Versand der Nachricht</text:p>
            </text:list-item>
          </text:list>
        </text:list-item>
        <text:list-item>
          <text:p>Tagesplaner</text:p>
          <text:list>
            <text:list-item>
              <text:p>Tages-Ansicht</text:p>
            </text:list-item>
            <text:list-item>
              <text:p>Wochen-Ansicht</text:p>
            </text:list-item>
            <text:list-item>
              <text:p>Monats-Ansicht</text:p>
            </text:list-item>
            <text:list-item>
              <text:p>Jahres-Ansicht</text:p>
            </text:list-item>
            <text:list-item>
              <text:p>Eltern</text:p>
              <text:list>
                <text:list-item>
                  <text:p>Wochenplan für Anmeldung</text:p>
                </text:list-item>
                <text:list-item>
                  <text:p><text:soft-page-break/>Wochenplan für Essen</text:p>
                </text:list-item>
                <text:list-item>
                  <text:p>Bekanntgabe von Abwesenheit (bis zu einem gewissen Zeitpunkt)</text:p>
                </text:list-item>
              </text:list>
            </text:list-item>
            <text:list-item>
              <text:p>Employee</text:p>
              <text:list>
                <text:list-item>
                  <text:p>Anzeige der Daten</text:p>
                </text:list-item>
              </text:list>
            </text:list-item>
            <text:list-item>
              <text:p>Aufbereitung für PDF-Export</text:p>
            </text:list-item>
          </text:list>
        </text:list-item>
      </text:list>
      <text:h text:style-name="Heading_20_3" text:outline-level="3">Fabian</text:h>
      <text:list xml:id="list40562763" text:style-name="L4">
        <text:list-item>
          <text:p>PDF-Export</text:p>
        </text:list-item>
      </text:list>
      <text:list xml:id="list41707133" text:continue-list="list40560792" text:style-name="L3">
        <text:list-item>
          <text:p>Tagesplaner</text:p>
          <text:list>
            <text:list-item>
              <text:p>Tages-Ansicht</text:p>
            </text:list-item>
            <text:list-item>
              <text:p>Wochen-Ansicht</text:p>
            </text:list-item>
            <text:list-item>
              <text:p>Monats-Ansicht</text:p>
            </text:list-item>
            <text:list-item>
              <text:p>Jahres-Ansicht</text:p>
            </text:list-item>
            <text:list-item>
              <text:p>Eltern</text:p>
              <text:list>
                <text:list-item>
                  <text:p>Wochenplan für Anmeldung</text:p>
                </text:list-item>
                <text:list-item>
                  <text:p>Wochenplan für Essen</text:p>
                </text:list-item>
                <text:list-item>
                  <text:p>Bekanntgabe von Abwesenheit (bis zu einem gewissen Zeitpunkt)</text:p>
                </text:list-item>
              </text:list>
            </text:list-item>
            <text:list-item>
              <text:p>Employee</text:p>
              <text:list>
                <text:list-item>
                  <text:p>Anzeige der Daten</text:p>
                </text:list-item>
              </text:list>
            </text:list-item>
            <text:list-item>
              <text:p>Aufbereitung für PDF-Export</text:p>
            </text:list-item>
          </text:list>
        </text:list-item>
      </text:list>
      <text:h text:style-name="Heading_20_3" text:outline-level="3">Sebastian</text:h>
      <text:list xml:id="list40563167" text:style-name="L5">
        <text:list-item>
          <text:p>Audit-Log</text:p>
          <text:list>
            <text:list-item>
              <text:p>Schreiben von Ereignissen in eine Datei</text:p>
            </text:list-item>
            <text:list-item>
              <text:p>Anzeige des Logs</text:p>
            </text:list-item>
          </text:list>
        </text:list-item>
        <text:list-item>
          <text:p>Benutzerverwaltung</text:p>
          <text:list>
            <text:list-item>
              <text:p>Hinzufügen von Kinderkrippen-personal / <text:s/>Admin</text:p>
            </text:list-item>
            <text:list-item>
              <text:p>Hinzufügen von Bezugsperson durch Kinderkrippen-personal</text:p>
            </text:list-item>
            <text:list-item>
              <text:p>E-Mail mit Zugangsdaten für neue Eltern</text:p>
            </text:list-item>
            <text:list-item>
              <text:p>E-Mail-Benachrichtungen an/ausschalten</text:p>
            </text:list-item>
          </text:list>
        </text:list-item>
      </text:list>
      <text:p text:style-name="Standard"/>
      <text:p text:style-name="Standard"/>
      <text:h text:style-name="Heading_20_3" text:outline-level="3">Optionale Aufgaben</text:h>
      <text:list xml:id="list40561293" text:style-name="L6">
        <text:list-item>
          <text:p>Bildergalerie</text:p>
        </text:list-item>
        <text:list-item>
          <text:p>Öffentliches Messageboard</text:p>
        </text:list-item>
        <text:list-item>
          <text:p>Nachrichtensystem</text:p>
        </text:list-item>
        <text:list-item>
          <text:p>Check-In/Check-Out Terminal</text:p>
        </text:list-item>
        <text:list-item>
          <text:p>Bekanntgabe abweichender Bring- und Abholzei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t Aspir</meta:initial-creator>
    <meta:creation-date>2017-03-25T20:11:40.40</meta:creation-date>
    <dc:date>2017-03-25T21:52:32.55</dc:date>
    <dc:creator>Ahmet Aspir</dc:creator>
    <meta:editing-duration>PT1H27M22S</meta:editing-duration>
    <meta:editing-cycles>22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77" meta:word-count="248" meta:character-count="1601" meta:non-whitespace-character-count="1495"/>
  </office:meta>
</office:document-meta>
</file>